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f494" officeooo:paragraph-rsid="0019f494"/>
    </style:style>
    <style:style style:name="P2" style:family="paragraph" style:parent-style-name="Standard">
      <style:text-properties officeooo:rsid="0019f494" officeooo:paragraph-rsid="001cb748"/>
    </style:style>
    <style:style style:name="P3" style:family="paragraph" style:parent-style-name="Standard">
      <style:text-properties officeooo:rsid="0019f494" officeooo:paragraph-rsid="001d0b39"/>
    </style:style>
    <style:style style:name="P4" style:family="paragraph" style:parent-style-name="Standard">
      <style:text-properties officeooo:rsid="0019f494" officeooo:paragraph-rsid="002bb26b"/>
    </style:style>
    <style:style style:name="P5" style:family="paragraph" style:parent-style-name="Standard">
      <style:text-properties fo:font-weight="bold" officeooo:rsid="0019f494" officeooo:paragraph-rsid="0019f49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9f494" officeooo:paragraph-rsid="0019f494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ec63a" officeooo:paragraph-rsid="001ec63a"/>
    </style:style>
    <style:style style:name="P8" style:family="paragraph" style:parent-style-name="Standard">
      <style:text-properties officeooo:rsid="00215eda" officeooo:paragraph-rsid="00215eda"/>
    </style:style>
    <style:style style:name="P9" style:family="paragraph" style:parent-style-name="Standard">
      <style:text-properties officeooo:rsid="00238c9f" officeooo:paragraph-rsid="00238c9f"/>
    </style:style>
    <style:style style:name="P10" style:family="paragraph" style:parent-style-name="Standard">
      <style:text-properties officeooo:rsid="00249cd2" officeooo:paragraph-rsid="00249cd2"/>
    </style:style>
    <style:style style:name="P11" style:family="paragraph" style:parent-style-name="Standard">
      <style:text-properties officeooo:rsid="0029d2d7" officeooo:paragraph-rsid="0029d2d7"/>
    </style:style>
    <style:style style:name="P12" style:family="paragraph" style:parent-style-name="Standard">
      <style:text-properties officeooo:rsid="0029d2d7" officeooo:paragraph-rsid="002bb26b"/>
    </style:style>
    <style:style style:name="P13" style:family="paragraph" style:parent-style-name="Standard">
      <style:text-properties officeooo:rsid="0029d2d7" officeooo:paragraph-rsid="002bb26b"/>
    </style:style>
    <style:style style:name="P14" style:family="paragraph" style:parent-style-name="Standard">
      <style:text-properties officeooo:rsid="002c68fa" officeooo:paragraph-rsid="002c68fa"/>
    </style:style>
    <style:style style:name="P15" style:family="paragraph" style:parent-style-name="Standard">
      <style:text-properties officeooo:rsid="0019f494" officeooo:paragraph-rsid="0019f494"/>
    </style:style>
    <style:style style:name="P16" style:family="paragraph" style:parent-style-name="Standard">
      <style:text-properties officeooo:rsid="002e3bc8" officeooo:paragraph-rsid="002e3bc8"/>
    </style:style>
    <style:style style:name="T1" style:family="text">
      <style:text-properties officeooo:rsid="001b8de8"/>
    </style:style>
    <style:style style:name="T2" style:family="text">
      <style:text-properties officeooo:rsid="001cb748"/>
    </style:style>
    <style:style style:name="T3" style:family="text">
      <style:text-properties officeooo:rsid="00267139"/>
    </style:style>
    <style:style style:name="T4" style:family="text">
      <style:text-properties officeooo:rsid="0029d2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rvers Set Up</text:p>
      <text:p text:style-name="P1"/>
      <text:p text:style-name="P1">This doc contains guidelines for settings up codebase server and sleuth server for Celery testing purposes. </text:p>
      <text:p text:style-name="P1"/>
      <text:p text:style-name="P5">Setting up codebase VM: </text:p>
      <text:p text:style-name="P1"/>
      <text:p text:style-name="P1">1. Fire VM from digital ocean, <text:span text:style-name="T1">e</text:span>nable private networking. </text:p>
      <text:p text:style-name="P1"/>
      <text:p text:style-name="P1"><text:span text:style-name="T1">2</text:span>. Copy MySQL RPMs from staging server to new DO (faster process). </text:p>
      <text:p text:style-name="P1"/>
      <text:p text:style-name="P2"><text:span text:style-name="T1">3</text:span>. Deploy code using ansible:</text:p>
      <text:p text:style-name="P2"><text:tab/>ansible-playbook -i /tmp/hosts $path_to_hosts/app.yml --extra-vars "branch=feature/celery_study" </text:p>
      <text:p text:style-name="P1"/>
      <text:p text:style-name="P1"><text:span text:style-name="T1">4</text:span>. Blazecod script: </text:p>
      <text:p text:style-name="P1"><text:tab/>source /home/cod/workspace/envs/cod/bin/activate </text:p>
      <text:p text:style-name="P1"><text:tab/>cd /home/cod/workspace/development/cod/ </text:p>
      <text:p text:style-name="P1"/>
      <text:p text:style-name="P1">6. Perform a syncdb/migrate: </text:p>
      <text:p text:style-name="P1"><text:tab/>python manage.py syncdb </text:p>
      <text:p text:style-name="P1"><text:tab/>python manage.py migrate </text:p>
      <text:p text:style-name="P1"/>
      <text:p text:style-name="P1">7. Add entries to iptables: </text:p>
      <text:p text:style-name="P1"><text:tab/>-A INPUT -m state --state NEW -m tcp -p tcp --dport 8000 -j ACCEPT </text:p>
      <text:p text:style-name="P1"><text:tab/>-A INPUT -m state --state NEW -m tcp -p tcp --dport 10050 -j ACCEPT </text:p>
      <text:p text:style-name="P1"><text:tab/>-A INPUT -m state --state NEW -m tcp -p tcp --dport 5555 -j ACCEPT </text:p>
      <text:p text:style-name="P1"/>
      <text:p text:style-name="P2">8. <text:span text:style-name="T2">Utilities</text:span>:</text:p>
      <text:p text:style-name="P2"><text:tab/>yum install screen <text:span text:style-name="T3">nano bc wget</text:span></text:p>
      <text:p text:style-name="P1"/>
      <text:p text:style-name="P1">9. Zabbix setup: </text:p>
      <text:p text:style-name="P1"><text:tab/>scp ops/orchestration/app_install/zabbix_integration/agent/zabbix.repo <text:s/>root@128.199.209.60: <text:tab/>/etc/yum.repos.d/zabbix.repo</text:p>
      <text:p text:style-name="P3"><text:tab/></text:p>
      <text:p text:style-name="P3"><text:tab/>yum install zabbix-agent --nogpgcheck </text:p>
      <text:p text:style-name="P3"><text:tab/></text:p>
      <text:p text:style-name="P3"><text:tab/>Change server IP in /etc/zabbix/zabbix_agentd.conf: </text:p>
      <text:p text:style-name="P3"><text:tab/><text:tab/>Server=103.16.141.93 </text:p>
      <text:p text:style-name="P3"><text:tab/><text:tab/></text:p>
      <text:p text:style-name="P3"><text:tab/>service zabbix-agent start </text:p>
      <text:p text:style-name="P7"/>
      <text:p text:style-name="P7">10. Check test functions to be used (reminders/send_sms_to_recepient):</text:p>
      <text:p text:style-name="P7"><text:tab/>Ensure delay is added.</text:p>
      <text:p text:style-name="P7"><text:tab/>Ensure post request URL is correct.</text:p>
      <text:p text:style-name="P7"><text:tab/>Ensure logger.debug messages are in correct format: “Message Count: 420”</text:p>
      <text:p text:style-name="P7"/>
      <text:p text:style-name="P8">11. Utility scripts:</text:p>
      <text:p text:style-name="P8"><text:tab/>start_celery_node.sh</text:p>
      <text:p text:style-name="P8"><text:tab/>analyse_celery_test.sh</text:p>
      <text:p text:style-name="P1"/>
      <text:p text:style-name="P9"/>
      <text:p text:style-name="P9"/>
      <text:p text:style-name="P9"/>
      <text:p text:style-name="P9"><text:soft-page-break/>12. Utility aliases:</text:p>
      <text:p text:style-name="P11"><text:tab/>alias taskcount='grep "Message" /home/cod/workspace/development/cod/hod_app/development.log|wc -l' </text:p>
      <text:p text:style-name="P11"><text:tab/>alias clearlog='echo " " &gt; /home/cod/workspace/development/cod/hod_app/development.log' </text:p>
      <text:p text:style-name="P12"><text:tab/></text:p>
      <text:p text:style-name="P12"><text:tab/>alias celerystart='source /home/cod/workspace/development/cod/hod_app/start_celery_node.sh' <text:tab/></text:p>
      <text:p text:style-name="P12"><text:tab/>alias analysecelery='source /home/cod/workspace/development/cod/hod_app/analyse_celery_test.sh' </text:p>
      <text:p text:style-name="P11"><text:tab/>alias celerystop='source /home/cod/workspace/development/cod/hod_app/celery_stop.sh' </text:p>
      <text:p text:style-name="P4"><text:tab/><text:span text:style-name="T4">alias blazecod='source /home/cod/workspace/blazecod.sh' </text:span></text:p>
      <text:p text:style-name="P12"><text:tab/>alias howmanycelery='ps aux|grep celery|wc -l' </text:p>
      <text:p text:style-name="P12"><text:tab/></text:p>
      <text:p text:style-name="P14">Script to use : codebase_setup.sh</text:p>
      <text:p text:style-name="P1"/>
      <text:p text:style-name="P5">Setting Up Sleuth DO VM: </text:p>
      <text:p text:style-name="P5"/>
      <text:p text:style-name="P16">1. For CentOS 6.5, upgrade Python version:</text:p>
      <text:p text:style-name="P16">https://github.com/h2oai/h2o/wiki/Installing-python-2.7-on-centos-6.3.-Follow-this-sequence-exactly-for-centos-machine-only</text:p>
      <text:p text:style-name="P16"><text:tab/>Python upgrade:</text:p>
      <text:p text:style-name="P16"><text:tab/>yum -y update</text:p>
      <text:p text:style-name="P16"><text:tab/>yum groupinstall "Development tools"</text:p>
      <text:p text:style-name="P16"><text:tab/>yum install zlib-devel bzip2-devel openssl-devel openssl-devel sqlite-devel</text:p>
      <text:p text:style-name="P16"><text:tab/>wget --no-check-certificate https://www.python.org/ftp/python/2.7.6/Python-2.7.6.tar.xz</text:p>
      <text:p text:style-name="P16"><text:tab/>tar xf Python-2.7.6.tar.xz</text:p>
      <text:p text:style-name="P16"><text:tab/>cd Python-2.7.6</text:p>
      <text:p text:style-name="P16"><text:tab/>./configure --prefix=/usr/local</text:p>
      <text:p text:style-name="P16"><text:tab/>make &amp;&amp; make altinstall</text:p>
      <text:p text:style-name="P1"/>
      <text:p text:style-name="P1">2. <text:s/>Installling pip: </text:p>
      <text:p text:style-name="P1"><text:tab/>curl https://raw.githubusercontent.com/pypa/pip/master/contrib/get-pip.py | python2.7 - </text:p>
      <text:p text:style-name="P1"><text:tab/>python2.7 setup.py install </text:p>
      <text:p text:style-name="P1"/>
      <text:p text:style-name="P1"><text:tab/>Now use python2.7 for syncdb and migrate </text:p>
      <text:p text:style-name="P1"/>
      <text:p text:style-name="P1">3. Install iptables: yum install iptables </text:p>
      <text:p text:style-name="P1"/>
      <text:p text:style-name="P1">4. Install gunicorn: pip install gunicorn </text:p>
      <text:p text:style-name="P1"/>
      <text:p text:style-name="P1">5. Clone sleuth repo: git clone git@bitbucket.org:healthondelivery/project-sleuth.git </text:p>
      <text:p text:style-name="P1"/>
      <text:p text:style-name="P1">6. Install gitflow: yum install gitflow. Initialise git flow: git flow init. Checkout develop. </text:p>
      <text:p text:style-name="P1"/>
      <text:p text:style-name="P1">7. Install requiremnets: pip install -r Requirements.txt </text:p>
      <text:p text:style-name="P1"/>
      <text:p text:style-name="P1">8. Zabbix setup: </text:p>
      <text:p text:style-name="P1"><text:tab/>scp ops/orchestration/app_install/zabbix_integration/agent/zabbix.repo root@128.199.209.60:/etc/yum.repos.d/zabbix.repo </text:p>
      <text:p text:style-name="P1"><text:tab/>yum install zabbix-agent --nogpgcheck </text:p>
      <text:p text:style-name="P1"><text:tab/>Change server IP in /etc/zabbix/zabbix_agentd.conf: Server=103.16.141.93 </text:p>
      <text:p text:style-name="P1"><text:tab/>service zabbix-agent start </text:p>
      <text:p text:style-name="P1"/>
      <text:p text:style-name="P1"/>
      <text:p text:style-name="P1">9. Add entries to iptables: </text:p>
      <text:p text:style-name="P1"><text:soft-page-break/><text:tab/>-A INPUT -m state --state NEW -m tcp -p tcp --dport 8000 -j ACCEPT </text:p>
      <text:p text:style-name="P1"><text:tab/>-A INPUT -m state --state NEW -m tcp -p tcp --dport 10050 -j ACCEPT </text:p>
      <text:p text:style-name="P1"><text:tab/>-A INPUT -m state --state NEW -m tcp -p tcp --dport 5555 -j ACCEPT </text:p>
      <text:p text:style-name="P1"/>
      <text:p text:style-name="P1"/>
      <text:p text:style-name="P1">10. Add gunicorn start/stop scripts: </text:p>
      <text:p text:style-name="P1"><text:tab/> </text:p>
      <text:p text:style-name="P1">#!/bin/bash </text:p>
      <text:p text:style-name="P1">NAME="sleuth" <text:s text:c="7"/># Name of the application </text:p>
      <text:p text:style-name="P1">NUM_WORKERS=10 <text:s text:c="6"/># how many worker processes should Gunicorn spawn </text:p>
      <text:p text:style-name="P1">IP=0.0.0.0 </text:p>
      <text:p text:style-name="P1">PORT=8000 </text:p>
      <text:p text:style-name="P1">PIDFILE=/tmp/gunicorn.pid </text:p>
      <text:p text:style-name="P1">TIMEOUT=10000 </text:p>
      <text:p text:style-name="P1">LOGFILE_ERROR=/var/log/gunicorn_error.log </text:p>
      <text:p text:style-name="P1">LOGFILE_ACCESS=/var/log/gunicorn_access.log </text:p>
      <text:p text:style-name="P1">echo "Starting $NAME" </text:p>
      <text:p text:style-name="P1"># Start your Django Unicorn </text:p>
      <text:p text:style-name="P1"># Programs meant to be run under supervisor should not daemonize themselves (do not use --daemon) </text:p>
      <text:p text:style-name="P1">exec gunicorn $NAME.wsgi \ </text:p>
      <text:p text:style-name="P1"><text:s text:c="2"/>--workers $NUM_WORKERS \ </text:p>
      <text:p text:style-name="P1"><text:s text:c="2"/>--timeout $TIMEOUT \ </text:p>
      <text:p text:style-name="P1"><text:s text:c="2"/>--log-level=debug \ </text:p>
      <text:p text:style-name="P1"><text:s text:c="2"/>--bind=$IP:$PORT <text:s/>\ </text:p>
      <text:p text:style-name="P1"><text:s text:c="2"/>--pid=$PIDFILE </text:p>
      <text:p text:style-name="P1"><text:s text:c="2"/>--error-logfile=$LOGFILE_ERROR </text:p>
      <text:p text:style-name="P1"><text:s text:c="2"/>--access-logfile=$LOGFILE_ACCESS </text:p>
      <text:p text:style-name="P1"/>
      <text:p text:style-name="P1"><text:tab/>Stop script: </text:p>
      <text:p text:style-name="P1"/>
      <text:p text:style-name="P1">#!/bin/bash </text:p>
      <text:p text:style-name="P1">PID=$(cat /tmp/gunicorn.pid) # Read pid of gunicorn master process </text:p>
      <text:p text:style-name="P1">kill -15 $PID <text:s/></text:p>
      <text:p text:style-name="P1"/>
      <text:p text:style-name="P1">11. Install screen: yum install screen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**Script to start celery node: </text:p>
      <text:p text:style-name="P1"/>
      <text:p text:style-name="P10">Script usage guidelines:</text:p>
      <text:p text:style-name="P10"><text:tab/>1. First fire up celery node.</text:p>
      <text:p text:style-name="P10"><text:tab/>2. Run test</text:p>
      <text:p text:style-name="P10"><text:tab/>3. Run celery analyser script.</text:p>
      <text:p text:style-name="P1"/>
      <text:p text:style-name="P1">echo 'Starting celery node' </text:p>
      <text:p text:style-name="P1"/>
      <text:p text:style-name="P1"># clear development.log </text:p>
      <text:p text:style-name="P1">echo '' &gt; /home/cod/workspace/development/cod/hod_app/development.log </text:p>
      <text:p text:style-name="P1"/>
      <text:p text:style-name="P1"># take concurrency and number of workers from user </text:p>
      <text:p text:style-name="P1">c=0 </text:p>
      <text:p text:style-name="P1">n=0 </text:p>
      <text:p text:style-name="P1">echo 'Enter number of workers: ' </text:p>
      <text:p text:style-name="P1">read n </text:p>
      <text:p text:style-name="P1">echo 'Enter concurrency: ' </text:p>
      <text:p text:style-name="P1">read c </text:p>
      <text:p text:style-name="P1"/>
      <text:p text:style-name="P1">LOGFILE=/var/log/celery.log </text:p>
      <text:p text:style-name="P1"/>
      <text:p text:style-name="P1"># overwriting celery_stop.sh </text:p>
      <text:p text:style-name="P1">echo "python manage.py celery multi stop $n -l INFO -c $c --logfile=$LOGFILE --app=hod_app.celery.cod" &gt; /home/cod/workspace/development/cod/hod_app/celery_stop.sh </text:p>
      <text:p text:style-name="P1"/>
      <text:p text:style-name="P1"># starting celery node </text:p>
      <text:p text:style-name="P1">exec python manage.py celery multi start $n -l INFO -c $c --logfile=$LOGFILE --app=hod_app.celery.cod -Ofair </text:p>
      <text:p text:style-name="P1"/>
      <text:p text:style-name="P1"/>
      <text:p text:style-name="P1">** Analysing celery tests script: </text:p>
      <text:p text:style-name="P1">echo "Enter nuber of workers: " </text:p>
      <text:p text:style-name="P1">read w </text:p>
      <text:p text:style-name="P1">echo "Enter concurrency: " </text:p>
      <text:p text:style-name="P1">read c </text:p>
      <text:p text:style-name="P1">echo " " </text:p>
      <text:p text:style-name="P1">echo "--------------CELERY TEST ANALYSIS------------------" </text:p>
      <text:p text:style-name="P1">echo " " </text:p>
      <text:p text:style-name="P1">n=$(grep "Message" /home/cod/workspace/development/cod/hod_app/development.log|wc -l) </text:p>
      <text:p text:style-name="P1">echo 'Number of tasks completed :' $n </text:p>
      <text:p text:style-name="P1"/>
      <text:p text:style-name="P1"># extracting start time and end time </text:p>
      <text:p text:style-name="P1">start_time=$(awk 'NR==2{print $2}' /home/cod/workspace/development/cod/hod_app/development.log) </text:p>
      <text:p text:style-name="P1">start_time=${start_time::8} </text:p>
      <text:p text:style-name="P1">l=$(expr "$n" + 1) </text:p>
      <text:p text:style-name="P1">end_time=$(awk -v l="$l" 'NR==l{print $2}' /home/cod/workspace/development/cod/hod_app/development.log) </text:p>
      <text:p text:style-name="P1">end_time=${end_time::8} </text:p>
      <text:p text:style-name="P1">echo 'Start Time: '$start_time </text:p>
      <text:p text:style-name="P1">echo 'End Time <text:s/>: '$end_time </text:p>
      <text:p text:style-name="P1"/>
      <text:p text:style-name="P1">#calculating execution time </text:p>
      <text:p text:style-name="P1">s1=$(date --date="$start_time" +"%s") </text:p>
      <text:p text:style-name="P1"><text:soft-page-break/>e1=$(date --date="$end_time" +"%s") </text:p>
      <text:p text:style-name="P1"/>
      <text:p text:style-name="P1">total_time=$(expr "$e1" - "$s1") </text:p>
      <text:p text:style-name="P1">execution_rate=$((n / total_time)) </text:p>
      <text:p text:style-name="P1">echo "Total time taken : $total_time seconds" </text:p>
      <text:p text:style-name="P1">echo "Execution rate <text:s text:c="2"/>: $execution_rate/s" </text:p>
      <text:p text:style-name="P1">echo "Effeciency : " </text:p>
      <text:p text:style-name="P1">echo "$execution_rate / ( $w * $c )" | bc -l </text:p>
      <text:p text:style-name="P1">echo " " </text:p>
      <text:p text:style-name="P1">echo " ------------------------------------------------------------- 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77cm" fo:margin-right="0.43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54:33.172873801</meta:creation-date>
    <dc:date>2015-03-11T21:33:23.184660426</dc:date>
    <meta:editing-duration>PT1H57M52S</meta:editing-duration>
    <meta:editing-cycles>19</meta:editing-cycles>
    <meta:generator>LibreOffice/4.2.7.2$Linux_X86_64 LibreOffice_project/420m0$Build-2</meta:generator>
    <meta:document-statistic meta:table-count="0" meta:image-count="0" meta:object-count="0" meta:page-count="5" meta:paragraph-count="152" meta:word-count="722" meta:character-count="6225" meta:non-whitespace-character-count="5462"/>
  </office:meta>
</office:document-meta>
</file>